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7e08" officeooo:paragraph-rsid="001c7e08"/>
    </style:style>
    <style:style style:name="P2" style:family="paragraph" style:parent-style-name="Standard">
      <style:text-properties officeooo:rsid="001d8ee2" officeooo:paragraph-rsid="001d8ee2"/>
    </style:style>
    <style:style style:name="P3" style:family="paragraph" style:parent-style-name="Standard">
      <style:text-properties officeooo:rsid="001ec4b5" officeooo:paragraph-rsid="001ec4b5"/>
    </style:style>
    <style:style style:name="P4" style:family="paragraph" style:parent-style-name="Standard">
      <style:text-properties officeooo:rsid="001efb6f" officeooo:paragraph-rsid="001efb6f"/>
    </style:style>
    <style:style style:name="P5" style:family="paragraph" style:parent-style-name="Standard">
      <style:text-properties officeooo:rsid="001c7e08" officeooo:paragraph-rsid="001c7e08"/>
    </style:style>
    <style:style style:name="P6" style:family="paragraph" style:parent-style-name="Standard">
      <style:text-properties officeooo:rsid="0020d781" officeooo:paragraph-rsid="0020d781"/>
    </style:style>
    <style:style style:name="T1" style:family="text">
      <style:text-properties officeooo:rsid="001ec4b5"/>
    </style:style>
    <style:style style:name="T2" style:family="text">
      <style:text-properties officeooo:rsid="0020d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bases de datos Relacionales.</text:p>
      <text:p text:style-name="P1"/>
      <text:p text:style-name="P1">Uso de la consola en linux para utilizar mysql.</text:p>
      <text:p text:style-name="P1"/>
      <text:p text:style-name="P6">Comprobación servidores:</text:p>
      <text:p text:style-name="P6">Mariadb: sudo systemctl status mariadb</text:p>
      <text:p text:style-name="P6">Apache: sudo systemctl status httpd</text:p>
      <text:p text:style-name="P1"/>
      <text:p text:style-name="P1">Conexión a la base de datos.</text:p>
      <text:p text:style-name="P1">mysql -u <text:span text:style-name="T2">root</text:span> -h (host) 127.0.<text:span text:style-name="T1">0,</text:span>1 -p (passworth);</text:p>
      <text:p text:style-name="P1"/>
      <text:p text:style-name="P1">Listar bases de datos:</text:p>
      <text:p text:style-name="P1">show databases;</text:p>
      <text:p text:style-name="P3"/>
      <text:p text:style-name="P1">Seleccionar base de datos existente:</text:p>
      <text:p text:style-name="P1">use (database name);</text:p>
      <text:p text:style-name="P1"/>
      <text:p text:style-name="P1">Preguntar por la base de datos actualmente seleccionada.</text:p>
      <text:p text:style-name="P1">select database();</text:p>
      <text:p text:style-name="P1"/>
      <text:p text:style-name="P2">Ver los warnings:</text:p>
      <text:p text:style-name="P2">show warnings;</text:p>
      <text:p text:style-name="P2"/>
      <text:p text:style-name="P2">Ver las tablas existentes en la base de datos:</text:p>
      <text:p text:style-name="P2">show tables;</text:p>
      <text:p text:style-name="P2"/>
      <text:p text:style-name="P4">Seleccionar todos los elementos de una tabla:</text:p>
      <text:p text:style-name="P4">select * from (table name)</text:p>
      <text:p text:style-name="P4"/>
      <text:p text:style-name="P4">Descripción de una tabla:</text:p>
      <text:p text:style-name="P4">describe (table_name)</text:p>
      <text:p text:style-name="P4">desc (table_name)</text:p>
      <text:p text:style-name="P4"/>
      <text:p text:style-name="P4">Mostrar todas las columnas de una tabla:</text:p>
      <text:p text:style-name="P4">show full columns from (table_name)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08:14:39.199173064</meta:creation-date>
    <dc:date>2021-06-19T10:51:10.116013271</dc:date>
    <meta:editing-duration>PT32M47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1" meta:paragraph-count="24" meta:word-count="112" meta:character-count="722" meta:non-whitespace-character-count="634"/>
  </office:meta>
</office:document-meta>
</file>